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60d" draw:textarea-horizontal-align="justify" draw:textarea-vertical-align="middle" draw:auto-grow-height="false" fo:min-height="1.5cm" fo:min-width="2.5cm"/>
      <style:paragraph-properties style:writing-mode="lr-tb"/>
    </style:style>
    <style:style style:name="gr2" style:family="graphic" style:parent-style-name="standard">
      <style:graphic-properties draw:fill-color="#ffa6a6" draw:textarea-horizontal-align="justify" draw:textarea-vertical-align="middle" draw:auto-grow-height="false" fo:min-height="1.5cm" fo:min-width="2.5cm"/>
      <style:paragraph-properties style:writing-mode="lr-tb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1.5cm" fo:min-width="1.2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5cm" fo:min-width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48cm"/>
      <style:paragraph-properties style:writing-mode="lr-tb"/>
    </style:style>
    <style:style style:name="P1" style:family="paragraph">
      <style:paragraph-properties fo:text-align="center"/>
      <style:text-properties fo:font-size="10pt" fo:language="en" fo:country="GB"/>
    </style:style>
    <style:style style:name="P2" style:family="paragraph">
      <loext:graphic-properties draw:fill-color="#ff860d"/>
      <style:paragraph-properties fo:text-align="center"/>
      <style:text-properties fo:font-size="10pt" fo:language="en" fo:country="GB"/>
    </style:style>
    <style:style style:name="P3" style:family="paragraph">
      <loext:graphic-properties draw:fill-color="#ffa6a6"/>
      <style:paragraph-properties fo:text-align="center"/>
      <style:text-properties fo:font-size="10pt" fo:language="en" fo:country="GB"/>
    </style:style>
    <style:style style:name="P4" style:family="paragraph">
      <loext:graphic-properties draw:fill-color="#bbe33d"/>
      <style:paragraph-properties fo:text-align="center"/>
      <style:text-properties fo:font-size="10pt" fo:language="en" fo:country="GB"/>
    </style:style>
    <style:style style:name="P5" style:family="paragraph">
      <style:paragraph-properties fo:text-align="center"/>
      <style:text-properties fo:font-size="9pt" fo:language="en" fo:country="GB"/>
    </style:style>
    <style:style style:name="P6" style:family="paragraph">
      <loext:graphic-properties draw:fill-color="#bbe33d"/>
      <style:paragraph-properties fo:text-align="center"/>
      <style:text-properties fo:font-size="9pt" fo:language="en" fo:country="GB"/>
    </style:style>
    <style:style style:name="P7" style:family="paragraph">
      <style:paragraph-properties fo:text-align="center"/>
      <style:text-properties fo:font-size="8pt" fo:language="en" fo:country="GB"/>
    </style:style>
    <style:style style:name="P8" style:family="paragraph">
      <loext:graphic-properties draw:fill-color="#b4c7dc"/>
      <style:paragraph-properties fo:text-align="center"/>
      <style:text-properties fo:font-size="8pt" fo:language="en" fo:country="GB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75cm" svg:x="11.502cm" svg:y="11.356cm">
          <text:p text:style-name="P1">test run is starte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24.252cm" svg:y="11.356cm">
          <text:p text:style-name="P1">feature files are loade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37.002cm" svg:y="11.356cm">
          <text:p text:style-name="P1">Gherkin from features is parse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49.752cm" svg:y="11.356cm">
          <text:p text:style-name="P1">features are execute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62.502cm" svg:y="11.356cm">
          <text:p text:style-name="P1">step results are reporte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75.252cm" svg:y="11.356cm">
          <text:p text:style-name="P1">statistics are reporte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7.752cm" svg:y="11.856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1.75cm" svg:y="3.5cm">
          <text:p text:style-name="P1">system </text:p>
          <text:p text:style-name="P1">(objec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6cm" svg:y="3.5cm">
          <text:p text:style-name="P1">key ev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20.752cm" svg:y="11.856cm">
          <text:p text:style-name="P1">feature lo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33.502cm" svg:y="11.856cm">
          <text:p text:style-name="P1">feature par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11.856cm">
          <text:p text:style-name="P1">feature runn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14.106cm">
          <text:p text:style-name="P1">example runn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16.356cm">
          <text:p text:style-name="P1">step runn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59.002cm" svg:y="11.856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59.002cm" svg:y="14.106cm">
          <text:p text:style-name="P1">report format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71.752cm" svg:y="11.856cm">
          <text:p text:style-name="P1">statisti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71.752cm" svg:y="14.106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18.606cm">
          <text:p text:style-name="P1">step function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20.856cm">
          <text:p text:style-name="P1">expectation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5.252cm" svg:y="11.856cm">
          <text:p text:style-name="P1">tag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10.5cm" svg:y="3.5cm">
          <text:p text:style-name="P1">read mod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5.252cm" svg:y="13.856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18.502cm" svg:y="11.856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44.002cm" svg:y="11.856cm">
          <text:p text:style-name="P1">tag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31.252cm" svg:y="11.856cm">
          <text:p text:style-name="P1">text files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44.002cm" svg:y="14.106cm">
          <text:p text:style-name="P5">sections</text:p>
          <text:p text:style-name="P5">(Gherkin objects)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56.752cm" svg:y="11.856cm">
          <text:p text:style-name="P5">section</text:p>
          <text:p text:style-name="P5">names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56.752cm" svg:y="14.106cm">
          <text:p text:style-name="P5">section</text:p>
          <text:p text:style-name="P5">types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69.502cm" svg:y="11.856cm">
          <text:p text:style-name="P5">duration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69.502cm" svg:y="14.156cm">
          <text:p text:style-name="P5">counte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56.752cm" svg:y="16.356cm">
          <text:p text:style-name="P5">step result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3cm" svg:y="11.35cm">
          <text:p text:style-name="P7">tes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13.5cm" svg:y="3.5cm">
          <text:p text:style-name="P7">comman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7.75cm" svg:y="13.85cm">
          <text:p text:style-name="P1">sessio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16.3cm" svg:y="11.35cm">
          <text:p text:style-name="P7">load feature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28.95cm" svg:y="11.35cm">
          <text:p text:style-name="P7">parse loaded feature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41.9cm" svg:y="11.35cm">
          <text:p text:style-name="P7">run parsed</text:p>
          <text:p text:style-name="P7">feature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67.4cm" svg:y="11.35cm">
          <text:p text:style-name="P7">finish report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75cm" svg:height="1.498cm" svg:x="3cm" svg:y="9.002cm">
          <draw:text-box>
            <text:p text:style-name="P9">Senfgurke events – test run</text:p>
          </draw:text-box>
        </draw:frame>
        <draw:frame draw:style-name="gr5" draw:text-style-name="P10" draw:layer="layout" svg:width="12.75cm" svg:height="1.498cm" svg:x="1.7cm" svg:y="1.752cm">
          <draw:text-box>
            <text:p text:style-name="P9">lege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6T14:27:36.807627992</meta:creation-date>
    <dc:date>2022-03-06T17:49:08.581258783</dc:date>
    <meta:editing-duration>PT16M42S</meta:editing-duration>
    <meta:editing-cycles>5</meta:editing-cycles>
    <meta:generator>LibreOffice/7.3.1.3$Linux_X86_64 LibreOffice_project/30$Build-3</meta:generator>
    <meta:document-statistic meta:object-count="41"/>
  </office:meta>
</office:document-meta>
</file>